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4000001375DD870BD.png" manifest:media-type="image/png"/>
  <manifest:file-entry manifest:full-path="Pictures/10000201000006C000000438DB98B5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>
      <style:graphic-properties draw:textarea-horizontal-align="justify" draw:textarea-vertical-align="middle" draw:auto-grow-height="false" fo:min-height="0.132cm" fo:min-width="1.5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solid" svg:stroke-width="0.053cm" svg:stroke-color="#000080" draw:marker-start-width="0.279cm" draw:marker-end-width="0.279cm" draw:fill="none" draw:fill-color="#ffffff" draw:textarea-horizontal-align="left" draw:auto-grow-height="true" draw:auto-grow-width="false" fo:min-height="1.666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8000" draw:marker-start-width="0.279cm" draw:marker-end-width="0.279cm" draw:fill="none" draw:fill-color="#ffffff" draw:auto-grow-height="true" draw:auto-grow-width="false" fo:max-height="0cm" fo:min-height="5.794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800000" draw:marker-start-width="0.279cm" draw:marker-end-width="0.279cm" draw:fill="none" draw:fill-color="#ffffff" draw:auto-grow-height="true" draw:auto-grow-width="false" fo:max-height="0cm" fo:min-height="2.776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auto-grow-height="true" draw:auto-grow-width="false" fo:max-height="0cm" fo:min-height="0.556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666cm" fo:padding-top="0.151cm" fo:padding-bottom="0.151cm" fo:padding-left="0.276cm" fo:padding-right="0.276cm"/>
    </style:style>
    <style:style style:name="gr13" style:family="graphic">
      <style:graphic-properties draw:textarea-horizontal-align="justify" draw:textarea-vertical-align="middle" draw:auto-grow-height="false" fo:min-height="0.132cm" fo:min-width="1.501cm"/>
    </style:style>
    <style:style style:name="gr14" style:family="graphic" style:parent-style-name="standard">
      <style:graphic-properties draw:stroke="solid" svg:stroke-width="0.053cm" svg:stroke-color="#000080" draw:marker-start-width="0.279cm" draw:marker-end-width="0.279cm" draw:fill="none" draw:fill-color="#ffffff" draw:textarea-horizontal-align="left" draw:auto-grow-height="true" draw:auto-grow-width="false" fo:min-height="2.844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16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86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8" style:family="graphic" style:parent-style-name="standard">
      <style:graphic-properties draw:stroke="solid" svg:stroke-width="0.053cm" svg:stroke-color="#008000" draw:marker-start-width="0.279cm" draw:marker-end-width="0.279cm" draw:fill="none" draw:fill-color="#ffffff" draw:auto-grow-height="true" draw:auto-grow-width="false" fo:max-height="0cm" fo:min-height="5.79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1" style:family="graphic" style:parent-style-name="standard">
      <style:graphic-properties draw:stroke="solid" svg:stroke-width="0.053cm" svg:stroke-color="#008000" draw:marker-start-width="0.279cm" draw:marker-end-width="0.279cm" draw:fill="none" draw:fill-color="#ffffff" draw:auto-grow-height="true" draw:auto-grow-width="false" fo:max-height="0cm" fo:min-height="6.106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dcff" draw:marker-start-width="0.279cm" draw:marker-end-width="0.279cm" draw:fill="none" draw:fill-color="#ffffff" draw:auto-grow-height="true" draw:auto-grow-width="false" fo:max-height="0cm" fo:min-height="3.886cm" fo:padding-top="0.151cm" fo:padding-bottom="0.151cm" fo:padding-left="0.276cm" fo:padding-right="0.276cm"/>
    </style:style>
    <style:style style:name="gr23" style:family="graphic">
      <style:graphic-properties draw:textarea-horizontal-align="justify" draw:textarea-vertical-align="middle" draw:auto-grow-height="false" fo:min-height="0.766cm" fo:min-width="4.39cm"/>
    </style:style>
    <style:style style:name="gr24" style:family="graphic" style:parent-style-name="standard">
      <style:graphic-properties draw:stroke="solid" svg:stroke-width="0.053cm" svg:stroke-color="#b80047" draw:marker-start-width="0.279cm" draw:marker-end-width="0.279cm" draw:fill="none" draw:fill-color="#ffffff" draw:auto-grow-height="true" draw:auto-grow-width="false" fo:max-height="0cm" fo:min-height="0.945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80" draw:marker-start-width="0.279cm" draw:marker-end-width="0.279cm" draw:fill="none" draw:fill-color="#ffffff" draw:textarea-horizontal-align="left" draw:auto-grow-height="true" draw:auto-grow-width="false" fo:min-height="1.158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008000" draw:marker-start-width="0.279cm" draw:marker-end-width="0.279cm" draw:fill="none" draw:fill-color="#ffffff" draw:auto-grow-height="true" draw:auto-grow-width="false" fo:max-height="0cm" fo:min-height="3.001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800000" draw:marker-start-width="0.279cm" draw:marker-end-width="0.279cm" draw:fill="none" draw:fill-color="#ffffff" draw:auto-grow-height="true" draw:auto-grow-width="false" fo:max-height="0cm" fo:min-height="2.492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auto-grow-height="true" draw:auto-grow-width="false" fo:max-height="0cm" fo:min-height="1.19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auto-grow-height="true" draw:auto-grow-width="false" fo:max-height="0cm" fo:min-height="11.101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withoutfill">
      <style:graphic-properties svg:stroke-width="0.106cm" svg:stroke-color="#0084d1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0084d1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0084d1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objectwithoutfill">
      <style:graphic-properties svg:stroke-width="0.106cm" svg:stroke-color="#0084d1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Curoverse_25_20branding1-notes">
      <style:graphic-properties draw:fill-color="#ffffff" draw:auto-grow-height="true" fo:min-height="12.572cm"/>
    </style:style>
    <style:style style:name="pr2" style:family="presentation" style:parent-style-name="Curoverse_25_20branding1-title">
      <style:graphic-properties draw:auto-grow-height="true" fo:min-height="3.505cm"/>
    </style:style>
    <style:style style:name="pr3" style:family="presentation" style:parent-style-name="Curoverse_25_20branding1-subtitle" style:list-style-name="L2">
      <style:graphic-properties draw:fill-color="#ffffff" draw:textarea-vertical-align="top" fo:min-height="13.375cm"/>
    </style:style>
    <style:style style:name="pr4" style:family="presentation" style:parent-style-name="Curoverse_25_20branding1-outline1">
      <style:graphic-properties fo:min-height="11.929cm"/>
    </style:style>
    <style:style style:name="pr5" style:family="presentation" style:parent-style-name="Curoverse_25_20branding1-title">
      <style:graphic-properties fo:min-height="3.505cm"/>
    </style:style>
    <style:style style:name="pr6" style:family="presentation" style:parent-style-name="Curoverse_25_20branding1-outline1">
      <style:graphic-properties fo:min-height="11.928cm"/>
    </style:style>
    <style:style style:name="pr7" style:family="presentation" style:parent-style-name="Curoverse_25_20branding1-notes">
      <style:graphic-properties draw:fill-color="#ffffff" fo:min-height="12.572cm"/>
    </style:style>
    <style:style style:name="pr8" style:family="presentation" style:parent-style-name="Curoverse_25_20branding1-title">
      <style:graphic-properties fo:min-height="3.506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line-height="150%" fo:text-align="start"/>
      <style:text-properties fo:font-size="28pt"/>
    </style:style>
    <style:style style:name="P8" style:family="paragraph">
      <style:paragraph-properties fo:line-height="150%" fo:text-align="start"/>
      <style:text-properties fo:font-size="28pt" style:font-size-asian="28pt" style:font-size-complex="28pt"/>
    </style:style>
    <style:style style:name="P9" style:family="paragraph">
      <style:text-properties fo:font-size="27.7000007629395p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Liberation Serif" fo:font-size="24pt" style:font-size-asian="24pt" style:font-size-complex="24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20pt"/>
    </style:style>
    <style:style style:name="P14" style:family="paragraph">
      <style:text-properties fo:color="#ffffff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text-properties fo:font-size="18pt"/>
    </style:style>
    <style:style style:name="P17" style:family="paragraph">
      <style:text-properties style:font-name="Liberation Serif" fo:font-size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font-size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margin-top="0cm" fo:margin-bottom="0.203cm" fo:line-height="100%" fo:text-align="start"/>
      <style:text-properties fo:font-size="18pt"/>
    </style:style>
    <style:style style:name="P22" style:family="paragraph">
      <style:paragraph-properties fo:margin-top="0cm" fo:margin-bottom="0.203cm" fo:line-height="100%" fo:text-align="start"/>
      <style:text-properties fo:font-size="24pt"/>
    </style:style>
    <style:style style:name="P23" style:family="paragraph">
      <style:paragraph-properties fo:margin-top="0cm" fo:margin-bottom="0.203cm" fo:line-height="100%"/>
      <style:text-properties fo:font-size="24pt"/>
    </style:style>
    <style:style style:name="P24" style:family="paragraph">
      <style:paragraph-properties fo:margin-top="0.205cm" fo:margin-bottom="0.205cm" fo:line-height="100%"/>
      <style:text-properties fo:font-size="24pt"/>
    </style:style>
    <style:style style:name="P25" style:family="paragraph">
      <style:paragraph-properties fo:line-height="100%" fo:text-align="start"/>
      <style:text-properties fo:font-size="24pt"/>
    </style:style>
    <style:style style:name="P26" style:family="paragraph">
      <style:paragraph-properties fo:margin-top="0cm" fo:margin-bottom="0cm" fo:line-height="100%" fo:text-align="start"/>
      <style:text-properties fo:font-size="24pt"/>
    </style:style>
    <style:style style:name="P27" style:family="paragraph">
      <style:paragraph-properties fo:margin-top="0cm" fo:margin-bottom="0cm" fo:line-height="100%"/>
      <style:text-properties fo:font-size="24pt"/>
    </style:style>
    <style:style style:name="P28" style:family="paragraph">
      <style:paragraph-properties fo:margin-top="0.205cm" fo:margin-bottom="0.205cm" fo:line-height="100%"/>
      <style:text-properties fo:font-size="24pt" style:font-size-asian="24pt" style:font-size-complex="24pt"/>
    </style:style>
    <style:style style:name="P29" style:family="paragraph">
      <style:paragraph-properties fo:margin-top="0.205cm" fo:margin-bottom="0.205cm"/>
      <style:text-properties fo:font-size="24pt"/>
    </style:style>
    <style:style style:name="P30" style:family="paragraph">
      <style:paragraph-properties fo:margin-top="0.205cm" fo:margin-bottom="0.205cm"/>
      <style:text-properties fo:font-size="24pt" style:font-size-asian="24pt" style:font-size-complex="24pt"/>
    </style:style>
    <style:style style:name="P31" style:family="paragraph">
      <style:paragraph-properties fo:margin-top="0cm" fo:margin-bottom="0.295cm"/>
    </style:style>
    <style:style style:name="P32" style:family="paragraph">
      <style:paragraph-properties fo:margin-top="0cm" fo:margin-bottom="0.295cm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font-size="24pt"/>
    </style:style>
    <style:style style:name="P3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99cc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erif"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style:font-name="Liberation Sans2" fo:font-size="22pt" style:font-size-asian="22pt" style:font-size-complex="22pt"/>
    </style:style>
    <style:style style:name="T14" style:family="text">
      <style:text-properties style:font-name="Liberation Serif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uroverse_25_20branding1" presentation:presentation-page-layout-name="AL1T0">
        <draw:custom-shape draw:name="CustomShape 1" draw:style-name="gr1" draw:text-style-name="P4" draw:layer="layout" svg:width="25.198cm" svg:height="12.177cm" svg:x="1.4cm" svg:y="4.914cm">
          <text:p text:style-name="P1"><text:span text:style-name="T1"/></text:p>
          <text:p text:style-name="P2"><text:span text:style-name="T2"/></text:p>
          <text:p text:style-name="P3"><text:span text:style-name="T3">Peter Amstutz</text:span></text:p>
          <text:p text:style-name="P3"><text:span text:style-name="T4">Co-founder CWL Project</text:span></text:p>
          <text:p text:style-name="P3"><text:span text:style-name="T4">Arvados project developer</text:span></text:p>
          <text:p text:style-name="P3"><text:span text:style-name="T4">Co-Chair, GA4GH DWG Containers &amp; Workflows task team </text:span></text:p>
          <text:p text:style-name="P3"><text:span text:style-name="T4">&lt;</text:span><text:span text:style-name="T5">peter.amstutz@curoverse.com</text:span><text:span text:style-name="T4">&gt;</text:span></text:p>
          <text:p text:style-name="P1"><text:span text:style-name="T3"/></text:p>
          <draw:enhanced-geometry draw:mirror-horizontal="false" draw:mirror-vertical="false" svg:viewBox="0 0 25199 121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1.082cm" svg:height="2.286cm" svg:x="3.556cm" svg:y="7.112cm">
          <draw:text-box>
            <text:p text:style-name="P5"><text:span text:style-name="T6">Common Workflow Langua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uroverse_25_20branding1" presentation:presentation-page-layout-name="AL1T0">
        <draw:frame presentation:style-name="pr2" draw:text-style-name="P6" draw:layer="layout" svg:width="25.2cm" svg:height="3.505cm" svg:x="1.4cm" svg:y="0.837cm" presentation:class="title">
          <draw:text-box>
            <text:p><text:span text:style-name="T7">Common Workflow Language (CWL)</text:span></text:p>
          </draw:text-box>
        </draw:frame>
        <draw:frame presentation:style-name="pr3" draw:text-style-name="P8" draw:layer="layout" svg:width="24.823cm" svg:height="13.375cm" svg:x="1.778cm" svg:y="4.913cm" presentation:class="subtitle" presentation:user-transformed="true">
          <draw:text-box>
            <text:list text:style-name="L2">
              <text:list-item>
                <text:p text:style-name="P7"><text:span text:style-name="T8"><text:s/></text:span><text:span text:style-name="T8">Common format for bioinformatics tool execution</text:span></text:p>
                <text:list>
                  <text:list-item>
                    <text:p text:style-name="P7"><text:span text:style-name="T8">Community based standards effort, not a specific software package</text:span></text:p>
                  </text:list-item>
                  <text:list-item>
                    <text:p text:style-name="P7"><text:span text:style-name="T8">Implement CWL in your own workflow engine</text:span></text:p>
                  </text:list-item>
                  <text:list-item>
                    <text:p text:style-name="P7"><text:span text:style-name="T8">Defined with a schema, specification &amp; test suite</text:span></text:p>
                  </text:list-item>
                </text:list>
              </text:list-item>
              <text:list-item>
                <text:p text:style-name="P7"><text:span text:style-name="T8">Designed for shared-nothing cluster &amp; cloud environments</text:span></text:p>
              </text:list-item>
              <text:list-item>
                <text:p text:style-name="P7"><text:span text:style-name="T8">Designed for containers (e.g. Docker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uroverse_25_20branding1" presentation:presentation-page-layout-name="AL2T1">
        <draw:frame presentation:style-name="pr2" draw:layer="layout" svg:width="25.2cm" svg:height="3.505cm" svg:x="1.4cm" svg:y="0.837cm" presentation:class="title">
          <draw:text-box>
            <text:p>CWL Participating Organizations</text:p>
          </draw:text-box>
        </draw:frame>
        <draw:frame presentation:style-name="pr4" draw:text-style-name="P11" draw:layer="layout" svg:width="21.521cm" svg:height="13.373cm" svg:x="5.08cm" svg:y="4.913cm" presentation:class="outline" presentation:user-transformed="true">
          <draw:text-box>
            <text:list text:style-name="L3">
              <text:list-item>
                <text:p text:style-name="P10"><text:span text:style-name="T9">Arvados Project (Curoverse)</text:span></text:p>
              </text:list-item>
              <text:list-item>
                <text:p text:style-name="P10"><text:span text:style-name="T9">Broad Institute</text:span></text:p>
              </text:list-item>
              <text:list-item>
                <text:p text:style-name="P10"><text:span text:style-name="T9">Cincinnati Children's Hospital</text:span></text:p>
              </text:list-item>
              <text:list-item>
                <text:p text:style-name="P10"><text:span text:style-name="T9">Galaxy Project</text:span></text:p>
              </text:list-item>
              <text:list-item>
                <text:p text:style-name="P10"><text:span text:style-name="T9">Harvard Chan School of Public Health</text:span></text:p>
              </text:list-item>
              <text:list-item>
                <text:p text:style-name="P10"><text:span text:style-name="T9">Institut Pasteur</text:span></text:p>
              </text:list-item>
              <text:list-item>
                <text:p text:style-name="P10"><text:span text:style-name="T9">Oregon Health &amp; Science University</text:span></text:p>
              </text:list-item>
              <text:list-item>
                <text:p text:style-name="P10"><text:span text:style-name="T9">Sanger Institute</text:span></text:p>
              </text:list-item>
              <text:list-item>
                <text:p text:style-name="P10"><text:span text:style-name="T9">Seven Bridges</text:span></text:p>
              </text:list-item>
              <text:list-item>
                <text:p text:style-name="P10"><text:span text:style-name="T9">Taverna</text:span></text:p>
              </text:list-item>
              <text:list-item>
                <text:p text:style-name="P10"><text:span text:style-name="T9">UC Santa Cruz</text:span></text:p>
              </text:list-item>
              <text:list-item>
                <text:p text:style-name="P10"><text:span text:style-name="T9">UC Davis</text:span></text:p>
                <text:p text:style-name="P10"><text:span text:style-name="T9"/></text:p>
              </text:list-item>
            </text:list>
          </draw:text-box>
        </draw:frame>
        <draw:frame draw:style-name="gr4" draw:text-style-name="P12" draw:layer="layout" svg:width="0.502cm" svg:height="1.187cm" svg:x="13.741cm" svg:y="10.16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uroverse_25_20branding1" presentation:presentation-page-layout-name="AL2T1">
        <draw:frame presentation:style-name="pr5" draw:layer="layout" svg:width="25.2cm" svg:height="3.505cm" svg:x="1.4cm" svg:y="0.837cm" presentation:class="title">
          <draw:text-box>
            <text:p>Implementations</text:p>
          </draw:text-box>
        </draw:frame>
        <draw:frame presentation:style-name="pr6" draw:layer="layout" svg:width="25.2cm" svg:height="12.178cm" svg:x="1.4cm" svg:y="4.913cm" presentation:class="outline" presentation:user-transformed="true">
          <draw:text-box>
            <text:list text:style-name="L3">
              <text:list-item>
                <text:p><text:s text:c="4"/>cwltool (reference implementation)</text:p>
              </text:list-item>
              <text:list-item>
                <text:p><text:s text:c="4"/>Rabix</text:p>
              </text:list-item>
              <text:list-item>
                <text:p><text:s text:c="4"/>Arvados</text:p>
              </text:list-item>
              <text:list-item>
                <text:p><text:s text:c="4"/>Galaxy</text:p>
              </text:list-item>
              <text:list-item>
                <text:p><text:s text:c="4"/>Parallel Recipes</text:p>
              </text:list-item>
              <text:list-item>
                <text:p><text:s text:c="4"/>Toil</text:p>
              </text:list-item>
              <text:list-item>
                <text:p><text:s text:c="4"/>CancerCollaboratory</text:p>
              </text:list-item>
              <text:list-item>
                <text:p><text:s text:c="4"/>Airflow (SciDAP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uroverse_25_20branding1" presentation:presentation-page-layout-name="AL2T1">
        <draw:frame presentation:style-name="pr5" draw:layer="layout" svg:width="25.2cm" svg:height="3.505cm" svg:x="1.4cm" svg:y="0.837cm" presentation:class="title" presentation:user-transformed="true">
          <draw:text-box>
            <text:p>Design principals</text:p>
          </draw:text-box>
        </draw:frame>
        <draw:frame presentation:style-name="pr6" draw:layer="layout" svg:width="25.2cm" svg:height="13.121cm" svg:x="1.4cm" svg:y="4.913cm" presentation:class="outline" presentation:user-transformed="true">
          <draw:text-box>
            <text:list text:style-name="L3">
              <text:list-item>
                <text:p>Low barrier to entry for implementers</text:p>
                <text:list>
                  <text:list-item>
                    <text:p>Won't be cross platform if platform developers don't implement it</text:p>
                  </text:list-item>
                </text:list>
              </text:list-item>
              <text:list-item>
                <text:p>Support tooling such as generators, GUIs, converters</text:p>
              </text:list-item>
              <text:list-item>
                <text:p><text:span text:style-name="T10">Allow</text:span><text:span text:style-name="T11"> </text:span><text:span text:style-name="T10">extensions</text:span>, but must be well marked</text:p>
              </text:list-item>
              <text:list-item>
                <text:p>Be part of linked data ecosystem</text:p>
                <text:list>
                  <text:list-item>
                    <text:p>Hyperlinks are common currency</text:p>
                  </text:list-item>
                  <text:list-item>
                    <text:p>Use RDF ontologies for metadata</text:p>
                  </text:list-item>
                  <text:list-item>
                    <text:p>Support SPARQL to query</text:p>
                  </text:list-item>
                  <text:list-item>
                    <text:p>“Data model not a file format”</text:p>
                  </text:list-item>
                </text:list>
              </text:list-item>
              <text:list-item>
                <text:p>Be pragmati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uroverse_25_20branding1" presentation:presentation-page-layout-name="AL2T1">
        <draw:frame presentation:style-name="pr2" draw:layer="layout" svg:width="25.2cm" svg:height="3.505cm" svg:x="1.4cm" svg:y="0.837cm" presentation:class="title">
          <draw:text-box>
            <text:p>Tool Model &amp; Execution</text:p>
          </draw:text-box>
        </draw:frame>
        <draw:frame presentation:style-name="pr4" draw:text-style-name="P14" draw:layer="layout" svg:width="25.2cm" svg:height="12.867cm" svg:x="1.4cm" svg:y="4.913cm" presentation:class="outline" presentation:user-transformed="true">
          <draw:text-box>
            <text:list text:style-name="L3">
              <text:list-item>
                <text:p text:style-name="P14"><text:span text:style-name="T12">Modeled as user defined function (UDF)</text:span></text:p>
              </text:list-item>
              <text:list-item>
                <text:p text:style-name="P14"><text:span text:style-name="T12">Typed input / output signature</text:span></text:p>
              </text:list-item>
              <text:list-item>
                <text:p text:style-name="P14"><text:span text:style-name="T12">Inputs &amp; outputs are fully specified</text:span></text:p>
              </text:list-item>
              <text:list-item>
                <text:p text:style-name="P14"><text:span text:style-name="T12">Tool executions are isolated from one another &amp; from parent process</text:span></text:p>
              </text:list-item>
              <text:list-item>
                <text:p text:style-name="P14"><text:span text:style-name="T12">Well defined execution proces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ollect &amp; validate inputs</text:span></text:p>
                  </text:list-item>
                  <text:list-item>
                    <text:p><text:span text:style-name="T13">Map input file paths to locations inside container</text:span></text:p>
                  </text:list-item>
                  <text:list-item>
                    <text:p><text:span text:style-name="T13">Build tool command line</text:span></text:p>
                  </text:list-item>
                  <text:list-item>
                    <text:p><text:span text:style-name="T13">Build Docker invocation</text:span></text:p>
                  </text:list-item>
                  <text:list-item>
                    <text:p><text:span text:style-name="T13">Execute</text:span></text:p>
                  </text:list-item>
                  <text:list-item>
                    <text:p><text:span text:style-name="T13">Collect &amp; validate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uroverse_25_20branding1" presentation:presentation-page-layout-name="AL2T1">
        <draw:frame presentation:style-name="pr2" draw:layer="layout" svg:width="25.2cm" svg:height="3.505cm" svg:x="1.4cm" svg:y="0.837cm" presentation:class="title">
          <draw:text-box>
            <text:p>Runtime environment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3">
              <text:list-item>
                <text:p>Designated temporary and output directories</text:p>
                <text:list>
                  <text:list-item>
                    <text:p>Only locations tool is allowed to write</text:p>
                  </text:list-item>
                  <text:list-item>
                    <text:p>Not shared with any other tool invocation</text:p>
                  </text:list-item>
                  <text:list-item>
                    <text:p>Initial working directory is output directory</text:p>
                  </text:list-item>
                </text:list>
              </text:list-item>
              <text:list-item>
                <text:p>Rest of file system assumed to be read only (including input files)</text:p>
              </text:list-item>
              <text:list-item>
                <text:p>Can specify standard input/output redirection</text:p>
              </text:list-item>
              <text:list-item>
                <text:p>Don't propagate parent process environment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Example: samtools sort</text:p>
          </draw:text-box>
        </draw:frame>
        <draw:custom-shape draw:style-name="gr5" draw:text-style-name="P15" draw:layer="Layout" svg:width="2.286cm" svg:height="0.762cm" svg:x="16.765cm" svg:y="4.6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5" draw:layer="Layout" svg:width="2.286cm" svg:height="0.762cm" svg:x="16.765cm" svg:y="16.0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5" draw:layer="Layout" svg:width="2.286cm" svg:height="0.762cm" svg:x="16.765cm" svg:y="18.03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7" draw:layer="layout" svg:width="7.621cm" svg:height="0.962cm" svg:x="18.98cm" svg:y="4.425cm">
          <draw:text-box>
            <text:p text:style-name="P16"><text:span text:style-name="T14">File type &amp; metadata</text:span></text:p>
          </draw:text-box>
        </draw:frame>
        <draw:frame draw:style-name="gr6" draw:text-style-name="P17" draw:layer="layout" svg:width="6.604cm" svg:height="0.962cm" svg:x="19.305cm" svg:y="10.467cm">
          <draw:text-box>
            <text:p text:style-name="P16"><text:span text:style-name="T14">Input parameters</text:span></text:p>
          </draw:text-box>
        </draw:frame>
        <draw:frame draw:style-name="gr7" draw:text-style-name="P17" draw:layer="layout" svg:width="6.858cm" svg:height="1.016cm" svg:x="19.305cm" svg:y="15.747cm">
          <draw:text-box>
            <text:p text:style-name="P16"><text:span text:style-name="T14">Output parameters</text:span></text:p>
          </draw:text-box>
        </draw:frame>
        <draw:frame draw:style-name="gr6" draw:text-style-name="P17" draw:layer="layout" svg:width="7.113cm" svg:height="0.962cm" svg:x="19.559cm" svg:y="17.779cm">
          <draw:text-box>
            <text:p text:style-name="P16"><text:span text:style-name="T14">Executable</text:span></text:p>
          </draw:text-box>
        </draw:frame>
        <draw:frame draw:style-name="gr8" draw:text-style-name="P18" draw:layer="layout" svg:width="11.939cm" svg:height="1.968cm" svg:x="4.572cm" svg:y="4.063cm">
          <draw:text-box>
            <text:p text:style-name="P18"><text:span text:style-name="T15">class: CommandLineTool</text:span></text:p>
            <text:p text:style-name="P18"><text:span text:style-name="T15">cwlVersion: draft-3</text:span></text:p>
            <text:p text:style-name="P18"><text:span text:style-name="T15">description: Sort by chromosomal coordinates</text:span></text:p>
          </draw:text-box>
        </draw:frame>
        <draw:frame draw:style-name="gr9" draw:text-style-name="P18" draw:layer="layout" svg:width="11.939cm" svg:height="6.096cm" svg:x="4.572cm" svg:y="8.381cm">
          <draw:text-box>
            <text:p text:style-name="P18"><text:span text:style-name="T15">inputs:</text:span></text:p>
            <text:p text:style-name="P18"><text:span text:style-name="T15"><text:s text:c="2"/></text:span><text:span text:style-name="T15">- id: input</text:span></text:p>
            <text:p text:style-name="P18"><text:span text:style-name="T15"><text:s text:c="4"/></text:span><text:span text:style-name="T15">type: File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1</text:span></text:p>
            <text:p text:style-name="P18"><text:span text:style-name="T15"/></text:p>
            <text:p text:style-name="P18"><text:span text:style-name="T15"><text:s text:c="2"/></text:span><text:span text:style-name="T15">- id: output_name</text:span></text:p>
            <text:p text:style-name="P18"><text:span text:style-name="T15"><text:s text:c="4"/></text:span><text:span text:style-name="T15">type: string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2</text:span></text:p>
          </draw:text-box>
        </draw:frame>
        <draw:frame draw:style-name="gr10" draw:text-style-name="P18" draw:layer="layout" svg:width="11.939cm" svg:height="3.078cm" svg:x="4.572cm" svg:y="14.731cm">
          <draw:text-box>
            <text:p text:style-name="P18"><text:span text:style-name="T15">outputs:</text:span></text:p>
            <text:p text:style-name="P18"><text:span text:style-name="T15"><text:s text:c="6"/></text:span><text:span text:style-name="T15">- id: output</text:span></text:p>
            <text:p text:style-name="P18"><text:span text:style-name="T15"><text:s text:c="8"/></text:span><text:span text:style-name="T15">type: File</text:span></text:p>
            <text:p text:style-name="P18"><text:span text:style-name="T15"><text:s text:c="8"/></text:span><text:span text:style-name="T15">outputBinding:</text:span></text:p>
            <text:p text:style-name="P18"><text:span text:style-name="T15"><text:s text:c="10"/></text:span><text:span text:style-name="T15">glob: $(inputs.output_name)</text:span></text:p>
          </draw:text-box>
        </draw:frame>
        <draw:frame draw:style-name="gr11" draw:text-style-name="P18" draw:layer="layout" svg:width="11.939cm" svg:height="0.858cm" svg:x="4.572cm" svg:y="18.033cm">
          <draw:text-box>
            <text:p text:style-name="P18"><text:span text:style-name="T15">baseCommand: [samtools, sort]</text:span></text:p>
          </draw:text-box>
        </draw:frame>
        <draw:frame draw:style-name="gr12" draw:text-style-name="P20" draw:layer="layout" svg:width="11.939cm" svg:height="1.968cm" svg:x="4.572cm" svg:y="6.211cm">
          <draw:text-box>
            <text:p text:style-name="P19"><text:span text:style-name="T15">requirements:</text:span></text:p>
            <text:p text:style-name="P19"><text:span text:style-name="T15"><text:s text:c="2"/></text:span><text:span text:style-name="T15">- class: DockerRequirement</text:span></text:p>
            <text:p text:style-name="P19"><text:span text:style-name="T15"><text:s text:c="4"/></text:span><text:span text:style-name="T15">dockerPull: scidap/samtools:v1.2-216-gdffc67f</text:span></text:p>
          </draw:text-box>
        </draw:frame>
        <draw:custom-shape draw:style-name="gr5" draw:text-style-name="P15" draw:layer="Layout" svg:width="2.286cm" svg:height="0.762cm" svg:x="16.765cm" svg:y="6.6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7" draw:layer="layout" svg:width="7.621cm" svg:height="0.962cm" svg:x="19.051cm" svg:y="6.403cm">
          <draw:text-box>
            <text:p text:style-name="P16"><text:span text:style-name="T14">Runtime environment</text:span></text:p>
          </draw:text-box>
        </draw:frame>
        <draw:custom-shape draw:style-name="gr13" draw:text-style-name="P15" draw:layer="Layout" svg:width="2.285cm" svg:height="0.762cm" svg:x="16.766cm" svg:y="10.6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File type &amp; metadata</text:p>
          </draw:text-box>
        </draw:frame>
        <draw:frame draw:style-name="gr14" draw:text-style-name="P21" draw:layer="layout" svg:width="11.939cm" svg:height="4.648cm" svg:x="1.524cm" svg:y="3.81cm">
          <draw:text-box>
            <text:p text:style-name="P21"><text:span text:style-name="T15">class: CommandLineTool</text:span></text:p>
            <text:p text:style-name="P21"><text:span text:style-name="T15">cwlVersion: draft-3</text:span></text:p>
            <text:p text:style-name="P22"><text:span text:style-name="T15">description: "Sort by chromosomal coordinates"</text:span></text:p>
            <text:p text:style-name="P23"><text:span text:style-name="T15">biotools:EDAMOperation: edam:operation_2121</text:span></text:p>
            <text:p text:style-name="P23"><text:span text:style-name="T15">dct:creator: Genome Research Ltd.</text:span></text:p>
            <text:p text:style-name="P23"><text:span text:style-name="T15">doap:website: https://samtools.github.io/</text:span></text:p>
          </draw:text-box>
        </draw:frame>
        <draw:frame draw:style-name="gr15" draw:text-style-name="P28" draw:layer="layout" svg:width="21.846cm" svg:height="9.652cm" svg:x="1.776cm" svg:y="8.89cm">
          <draw:text-box>
            <text:list text:style-name="L1">
              <text:list-item>
                <text:p text:style-name="P24"><text:span text:style-name="T16">Identify as a CommandLineTool object</text:span></text:p>
              </text:list-item>
              <text:list-item>
                <text:p text:style-name="P24"><text:span text:style-name="T16">Core spec includes simple comments</text:span></text:p>
              </text:list-item>
              <text:list-item>
                <text:p text:style-name="P25"><text:span text:style-name="T16">Metadata about tool extensible to arbitrary RDF vocabularies, e.g.</text:span></text:p>
                <text:list>
                  <text:list-item>
                    <text:p text:style-name="P26"><text:span text:style-name="T16">Biotools &amp; EDAM</text:span></text:p>
                  </text:list-item>
                  <text:list-item>
                    <text:p text:style-name="P26"><text:span text:style-name="T16">Dublin Core Terms (DCT)</text:span></text:p>
                  </text:list-item>
                  <text:list-item>
                    <text:p text:style-name="P27"><text:span text:style-name="T16">Description of a Project (DOAP)</text:span></text:p>
                  </text:list-item>
                </text:list>
              </text:list-item>
              <text:list-item>
                <text:p text:style-name="P24"><text:span text:style-name="T16">GA4GH Tool Registry project will develop best practices for metadata &amp; attribu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Runtime environment</text:p>
          </draw:text-box>
        </draw:frame>
        <draw:frame draw:style-name="gr16" draw:text-style-name="P20" draw:layer="layout" svg:width="11.939cm" svg:height="2.17cm" svg:x="1.524cm" svg:y="4.941cm">
          <draw:text-box>
            <text:p text:style-name="P19"><text:span text:style-name="T15">requirements:</text:span></text:p>
            <text:p text:style-name="P19"><text:span text:style-name="T15"><text:s text:c="2"/></text:span><text:span text:style-name="T15">- class: DockerRequirement</text:span></text:p>
            <text:p text:style-name="P19"><text:span text:style-name="T15"><text:s text:c="4"/></text:span><text:span text:style-name="T15">dockerPull: scidap/samtools:v1.2-216-gdffc67f</text:span></text:p>
          </draw:text-box>
        </draw:frame>
        <draw:frame draw:style-name="gr17" draw:text-style-name="P30" draw:layer="layout" svg:width="22.354cm" svg:height="7.555cm" svg:x="1.524cm" svg:y="8.879cm">
          <draw:text-box>
            <text:list text:style-name="L1">
              <text:list-item>
                <text:p text:style-name="P29"><text:span text:style-name="T16">Define the execution environment of the tool </text:span></text:p>
              </text:list-item>
              <text:list-item>
                <text:p text:style-name="P29"><text:span text:style-name="T16">Must be fulfilled or an error</text:span></text:p>
              </text:list-item>
              <text:list-item>
                <text:p text:style-name="P29"><text:span text:style-name="T16">“</text:span><text:span text:style-name="T16">hints” are soft requirements (express preference but not an error if not satisfied)</text:span></text:p>
              </text:list-item>
              <text:list-item>
                <text:p text:style-name="P29"><text:span text:style-name="T16">Also used to enable optional CWL features</text:span></text:p>
                <text:list>
                  <text:list-item>
                    <text:p text:style-name="P29"><text:span text:style-name="T16">Mechanism for defining 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Input parameters</text:p>
          </draw:text-box>
        </draw:frame>
        <draw:frame draw:style-name="gr18" draw:text-style-name="P18" draw:layer="layout" svg:width="11.939cm" svg:height="6.097cm" svg:x="1.524cm" svg:y="5.079cm">
          <draw:text-box>
            <text:p text:style-name="P18"><text:span text:style-name="T15"><text:s/></text:span><text:span text:style-name="T15">inputs:</text:span></text:p>
            <text:p text:style-name="P18"><text:span text:style-name="T15"><text:s text:c="2"/></text:span><text:span text:style-name="T15">- id: input</text:span></text:p>
            <text:p text:style-name="P18"><text:span text:style-name="T15"><text:s text:c="4"/></text:span><text:span text:style-name="T15">type: File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1</text:span></text:p>
            <text:p text:style-name="P18"><text:span text:style-name="T15"/></text:p>
            <text:p text:style-name="P18"><text:span text:style-name="T15"><text:s text:c="2"/></text:span><text:span text:style-name="T15">- id: output_name</text:span></text:p>
            <text:p text:style-name="P18"><text:span text:style-name="T15"><text:s text:c="4"/></text:span><text:span text:style-name="T15">type: string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2</text:span></text:p>
          </draw:text-box>
        </draw:frame>
        <draw:frame draw:style-name="gr19" draw:text-style-name="P30" draw:layer="layout" svg:width="23.116cm" svg:height="6.201cm" svg:x="1.524cm" svg:y="11.937cm">
          <draw:text-box>
            <text:list text:style-name="L1">
              <text:list-item>
                <text:p text:style-name="P29"><text:span text:style-name="T16">Specify name &amp; type of input parameters</text:span></text:p>
                <text:list>
                  <text:list-item>
                    <text:p text:style-name="P29"><text:span text:style-name="T16">Based on Apache Avro type system</text:span></text:p>
                  </text:list-item>
                  <text:list-item>
                    <text:p text:style-name="P29"><text:span text:style-name="T16">null, boolean, int, string, <text:s/>float, array, record</text:span></text:p>
                  </text:list-item>
                </text:list>
              </text:list-item>
              <text:list-item>
                <text:p text:style-name="P29"><text:span text:style-name="T16">“</text:span><text:span text:style-name="T16">inputBinding” describes how to turn parameter value into actual command line argume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Output parameters</text:p>
          </draw:text-box>
        </draw:frame>
        <draw:frame draw:style-name="gr10" draw:text-style-name="P18" draw:layer="layout" svg:width="11.939cm" svg:height="3.078cm" svg:x="1.524cm" svg:y="5.079cm">
          <draw:text-box>
            <text:p text:style-name="P18"><text:span text:style-name="T15">outputs:</text:span></text:p>
            <text:p text:style-name="P18"><text:span text:style-name="T15"><text:s text:c="6"/></text:span><text:span text:style-name="T15">- id: output</text:span></text:p>
            <text:p text:style-name="P18"><text:span text:style-name="T15"><text:s text:c="8"/></text:span><text:span text:style-name="T15">type: File</text:span></text:p>
            <text:p text:style-name="P18"><text:span text:style-name="T15"><text:s text:c="8"/></text:span><text:span text:style-name="T15">outputBinding:</text:span></text:p>
            <text:p text:style-name="P18"><text:span text:style-name="T15"><text:s text:c="10"/></text:span><text:span text:style-name="T15">glob: $(inputs.output_name)</text:span></text:p>
          </draw:text-box>
        </draw:frame>
        <draw:frame draw:style-name="gr20" draw:text-style-name="P30" draw:layer="layout" svg:width="22.354cm" svg:height="5.791cm" svg:x="1.524cm" svg:y="8.879cm">
          <draw:text-box>
            <text:list text:style-name="L1">
              <text:list-item>
                <text:p text:style-name="P29"><text:span text:style-name="T16">Specify name &amp; type of output parameters</text:span></text:p>
              </text:list-item>
              <text:list-item>
                <text:p text:style-name="P29"><text:span text:style-name="T16">“</text:span><text:span text:style-name="T16">outputBinding” describes how to capture the output of the tool and fill in the value of the parameter</text:span></text:p>
                <text:list>
                  <text:list-item>
                    <text:p text:style-name="P29"><text:span text:style-name="T16">In this example, search the designated output directory for the file named in the “output_name” parame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uroverse_25_20branding1" presentation:presentation-page-layout-name="AL2T1">
        <draw:frame presentation:style-name="pr8" draw:layer="layout" svg:width="25.201cm" svg:height="3.506cm" svg:x="1.4cm" svg:y="0.836cm" presentation:class="title" presentation:user-transformed="true">
          <draw:text-box>
            <text:p>Command Line Building</text:p>
          </draw:text-box>
        </draw:frame>
        <draw:frame presentation:style-name="pr4" draw:text-style-name="P32" draw:layer="layout" svg:width="25.201cm" svg:height="5.081cm" svg:x="1.4cm" svg:y="12.445cm" presentation:class="outline" presentation:user-transformed="true">
          <draw:text-box>
            <text:list text:style-name="L3">
              <text:list-item>
                <text:p text:style-name="P31"><text:span text:style-name="T16">Assocate input values with parameters</text:span></text:p>
              </text:list-item>
              <text:list-item>
                <text:p text:style-name="P31"><text:span text:style-name="T16">Apply input bindings to generate strings</text:span></text:p>
              </text:list-item>
              <text:list-item>
                <text:p text:style-name="P31"><text:span text:style-name="T16">Sort by “position”</text:span></text:p>
              </text:list-item>
              <text:list-item>
                <text:p text:style-name="P31"><text:span text:style-name="T16">Prefix “base command”</text:span></text:p>
              </text:list-item>
            </text:list>
          </draw:text-box>
        </draw:frame>
        <draw:frame draw:style-name="gr21" draw:text-style-name="P18" draw:layer="layout" svg:width="8.609cm" svg:height="6.408cm" svg:x="16.539cm" svg:y="4.157cm">
          <draw:text-box>
            <text:p text:style-name="P18"><text:span text:style-name="T15">inputs:</text:span></text:p>
            <text:p text:style-name="P18"><text:span text:style-name="T15"><text:s text:c="2"/></text:span><text:span text:style-name="T15">- id: input</text:span></text:p>
            <text:p text:style-name="P18"><text:span text:style-name="T15"><text:s text:c="4"/></text:span><text:span text:style-name="T15">type: File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1</text:span></text:p>
            <text:p text:style-name="P18"><text:span text:style-name="T15"/></text:p>
            <text:p text:style-name="P18"><text:span text:style-name="T15"><text:s text:c="2"/></text:span><text:span text:style-name="T15">- id: output_name</text:span></text:p>
            <text:p text:style-name="P18"><text:span text:style-name="T15"><text:s text:c="4"/></text:span><text:span text:style-name="T15">type: string</text:span></text:p>
            <text:p text:style-name="P18"><text:span text:style-name="T15"><text:s text:c="4"/></text:span><text:span text:style-name="T15">inputBinding:</text:span></text:p>
            <text:p text:style-name="P18"><text:span text:style-name="T15"><text:s text:c="6"/></text:span><text:span text:style-name="T15">position: 2</text:span></text:p>
          </draw:text-box>
        </draw:frame>
        <draw:frame draw:style-name="gr11" draw:text-style-name="P18" draw:layer="layout" svg:width="8.637cm" svg:height="0.858cm" svg:x="16.511cm" svg:y="11.131cm">
          <draw:text-box>
            <text:p text:style-name="P18"><text:span text:style-name="T15">baseCommand: [samtools, sort]</text:span></text:p>
          </draw:text-box>
        </draw:frame>
        <draw:frame draw:style-name="gr22" draw:text-style-name="P20" draw:layer="layout" svg:width="8.129cm" svg:height="4.188cm" svg:x="1.524cm" svg:y="5.515cm">
          <draw:text-box>
            <text:p text:style-name="P19"><text:span text:style-name="T15">{</text:span></text:p>
            <text:p text:style-name="P19"><text:span text:style-name="T15"><text:s text:c="2"/></text:span><text:span text:style-name="T15">"input": {</text:span></text:p>
            <text:p text:style-name="P19"><text:span text:style-name="T15"><text:s text:c="4"/></text:span><text:span text:style-name="T15">"class": "File",</text:span></text:p>
            <text:p text:style-name="P19"><text:span text:style-name="T15"><text:s text:c="4"/></text:span><text:span text:style-name="T15">"path": "/files/input.bam"</text:span></text:p>
            <text:p text:style-name="P19"><text:span text:style-name="T15"><text:s text:c="2"/></text:span><text:span text:style-name="T15">},</text:span></text:p>
            <text:p text:style-name="P19"><text:span text:style-name="T15"><text:s text:c="2"/>“</text:span><text:span text:style-name="T15">output_name”: “output.bam”</text:span></text:p>
            <text:p text:style-name="P19"><text:span text:style-name="T15">}</text:span></text:p>
          </draw:text-box>
        </draw:frame>
        <draw:custom-shape draw:style-name="gr23" draw:text-style-name="P15" draw:layer="Layout" svg:width="5.588cm" svg:height="2.032cm" svg:x="10.16cm" svg:y="6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34" draw:layer="layout" svg:width="19.558cm" svg:height="1.247cm" svg:x="3.048cm" svg:y="17.526cm">
          <draw:text-box>
            <text:p text:style-name="P33"><text:span text:style-name="T16">[“samtools”, “sort”, “/files/input.bam”, “output.bam”]</text:span></text:p>
          </draw:text-box>
        </draw:frame>
        <draw:frame draw:style-name="gr6" draw:text-style-name="P16" draw:layer="layout" svg:width="6.096cm" svg:height="0.962cm" svg:x="2.794cm" svg:y="4.342cm">
          <draw:text-box>
            <text:p text:style-name="P16">Input object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uroverse_25_20branding1" presentation:presentation-page-layout-name="AL2T1">
        <draw:frame presentation:style-name="pr5" draw:layer="layout" svg:width="25.2cm" svg:height="3.505cm" svg:x="1.4cm" svg:y="0.837cm" presentation:class="title" presentation:user-transformed="true">
          <draw:text-box>
            <text:p>Workflows</text:p>
          </draw:text-box>
        </draw:frame>
        <draw:frame presentation:style-name="pr6" draw:layer="layout" svg:width="25.2cm" svg:height="12.178cm" svg:x="1.4cm" svg:y="4.913cm" presentation:class="outline" presentation:user-transformed="true">
          <draw:text-box>
            <text:list text:style-name="L3">
              <text:list-item>
                <text:p>Specify data dependencies between steps</text:p>
              </text:list-item>
              <text:list-item>
                <text:p>Scatter/gather on steps</text:p>
              </text:list-item>
              <text:list-item>
                <text:p>Can nest workflows in steps</text:p>
              </text:list-item>
              <text:list-item>
                <text:p>Still working on:</text:p>
                <text:list>
                  <text:list-item>
                    <text:p>Conditionals &amp; looping</text:p>
                  </text:list-item>
                  <text:list-item>
                    <text:p>Piping data between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uroverse_25_20branding1" presentation:presentation-page-layout-name="AL1T0">
        <draw:frame presentation:style-name="pr8" draw:layer="layout" svg:width="25.201cm" svg:height="3.506cm" svg:x="1.4cm" svg:y="0.836cm" presentation:class="title" presentation:user-transformed="true">
          <draw:text-box>
            <text:p>Example: grep &amp; count</text:p>
          </draw:text-box>
        </draw:frame>
        <draw:frame draw:style-name="gr25" draw:text-style-name="P18" draw:layer="layout" svg:width="8.89cm" svg:height="1.46cm" svg:x="1.524cm" svg:y="5.144cm">
          <draw:text-box>
            <text:p text:style-name="P18"><text:span text:style-name="T15">class: Workflow</text:span></text:p>
            <text:p text:style-name="P18"><text:span text:style-name="T15">cwlVersion: draft-3</text:span></text:p>
          </draw:text-box>
        </draw:frame>
        <draw:frame draw:style-name="gr26" draw:text-style-name="P18" draw:layer="layout" svg:width="8.89cm" svg:height="3.303cm" svg:x="1.524cm" svg:y="9.906cm">
          <draw:text-box>
            <text:p text:style-name="P18"><text:span text:style-name="T15">inputs:</text:span></text:p>
            <text:p text:style-name="P18"><text:span text:style-name="T15"><text:s text:c="2"/></text:span><text:span text:style-name="T15">- id: pattern</text:span></text:p>
            <text:p text:style-name="P18"><text:span text:style-name="T15"><text:s text:c="4"/></text:span><text:span text:style-name="T15">type: string</text:span></text:p>
            <text:p text:style-name="P18"><text:span text:style-name="T15"><text:s text:c="2"/></text:span><text:span text:style-name="T15">- id: infile</text:span></text:p>
            <text:p text:style-name="P18"><text:span text:style-name="T15"><text:s text:c="4"/></text:span><text:span text:style-name="T15">type: {type: array, items: File}</text:span></text:p>
          </draw:text-box>
        </draw:frame>
        <draw:frame draw:style-name="gr27" draw:text-style-name="P18" draw:layer="layout" svg:width="8.89cm" svg:height="2.794cm" svg:x="1.524cm" svg:y="13.717cm">
          <draw:text-box>
            <text:p text:style-name="P18"><text:span text:style-name="T15">outputs:</text:span></text:p>
            <text:p text:style-name="P18"><text:span text:style-name="T15"><text:s text:c="2"/></text:span><text:span text:style-name="T15">- id: outfile</text:span></text:p>
            <text:p text:style-name="P18"><text:span text:style-name="T15"><text:s text:c="4"/></text:span><text:span text:style-name="T15">type: File</text:span></text:p>
            <text:p text:style-name="P18"><text:span text:style-name="T15"><text:s text:c="4"/></text:span><text:span text:style-name="T15">source: "#wc/outfile"</text:span></text:p>
          </draw:text-box>
        </draw:frame>
        <draw:frame draw:style-name="gr28" draw:text-style-name="P20" draw:layer="layout" svg:width="8.89cm" svg:height="1.492cm" svg:x="1.524cm" svg:y="6.922cm">
          <draw:text-box>
            <text:p text:style-name="P19"><text:span text:style-name="T15">requirements:</text:span></text:p>
            <text:p text:style-name="P19"><text:span text:style-name="T15"><text:s text:c="2"/></text:span><text:span text:style-name="T15">- class: ScatterFeatureRequirement</text:span></text:p>
          </draw:text-box>
        </draw:frame>
        <draw:frame draw:style-name="gr29" draw:text-style-name="P18" draw:layer="layout" svg:width="8.383cm" svg:height="11.403cm" svg:x="10.921cm" svg:y="5.144cm">
          <draw:text-box>
            <text:p text:style-name="P18"><text:span text:style-name="T15">steps:</text:span></text:p>
            <text:p text:style-name="P18"><text:span text:style-name="T15"><text:s text:c="2"/></text:span><text:span text:style-name="T15">- id: grep</text:span></text:p>
            <text:p text:style-name="P18"><text:span text:style-name="T15"><text:s text:c="4"/></text:span><text:span text:style-name="T15">run: {“@import”: grep.cwl.yaml}</text:span></text:p>
            <text:p text:style-name="P18"><text:span text:style-name="T15"><text:s text:c="4"/></text:span><text:span text:style-name="T15">inputs:</text:span></text:p>
            <text:p text:style-name="P18"><text:span text:style-name="T15"><text:s text:c="6"/></text:span><text:span text:style-name="T15">- id: pattern</text:span></text:p>
            <text:p text:style-name="P18"><text:span text:style-name="T15"><text:s text:c="8"/></text:span><text:span text:style-name="T15">source: "#pattern"</text:span></text:p>
            <text:p text:style-name="P18"><text:span text:style-name="T15"><text:s text:c="6"/></text:span><text:span text:style-name="T15">- id: infile</text:span></text:p>
            <text:p text:style-name="P18"><text:span text:style-name="T15"><text:s text:c="8"/></text:span><text:span text:style-name="T15">source: "#infile"</text:span></text:p>
            <text:p text:style-name="P18"><text:span text:style-name="T15"><text:s text:c="4"/></text:span><text:span text:style-name="T15">scatter: "#grep/infile"</text:span></text:p>
            <text:p text:style-name="P18"><text:span text:style-name="T15"><text:s text:c="4"/></text:span><text:span text:style-name="T15">outputs:</text:span></text:p>
            <text:p text:style-name="P18"><text:span text:style-name="T15"><text:s text:c="6"/></text:span><text:span text:style-name="T15">- id: outfile</text:span></text:p>
            <text:p text:style-name="P18"><text:span text:style-name="T15"/></text:p>
            <text:p text:style-name="P18"><text:span text:style-name="T15"><text:s text:c="2"/></text:span><text:span text:style-name="T15">- id: wc</text:span></text:p>
            <text:p text:style-name="P18"><text:span text:style-name="T15"><text:s text:c="4"/></text:span><text:span text:style-name="T15">run: {“@import”: wc.cwl.yaml}</text:span></text:p>
            <text:p text:style-name="P18"><text:span text:style-name="T15"><text:s text:c="4"/></text:span><text:span text:style-name="T15">inputs:</text:span></text:p>
            <text:p text:style-name="P18"><text:span text:style-name="T15"><text:s text:c="6"/></text:span><text:span text:style-name="T15">- id: infile</text:span></text:p>
            <text:p text:style-name="P18"><text:span text:style-name="T15"><text:s text:c="8"/></text:span><text:span text:style-name="T15">source: "#grep/outfile"</text:span></text:p>
            <text:p text:style-name="P18"><text:span text:style-name="T15"><text:s text:c="4"/></text:span><text:span text:style-name="T15">outputs:</text:span></text:p>
            <text:p text:style-name="P18"><text:span text:style-name="T15"><text:s text:c="6"/></text:span><text:span text:style-name="T15">- id: outfile</text:span></text:p>
            <text:p text:style-name="P18"><text:span text:style-name="T15"/></text:p>
          </draw:text-box>
        </draw:frame>
        <draw:line draw:style-name="gr30" draw:text-style-name="P15" draw:layer="layout" svg:x1="20.574cm" svg:y1="5.842cm" svg:x2="18.796cm" svg:y2="6.604cm">
          <text:p/>
        </draw:line>
        <draw:frame draw:style-name="gr31" draw:layer="layout" svg:width="4.318cm" svg:height="0.962cm" svg:x="20.574cm" svg:y="5.334cm">
          <draw:text-box>
            <text:p>Tool to run</text:p>
          </draw:text-box>
        </draw:frame>
        <draw:frame draw:style-name="gr31" draw:layer="layout" svg:width="4.572cm" svg:height="1.673cm" svg:x="20.066cm" svg:y="8.741cm">
          <draw:text-box>
            <text:p>Scatter over input array</text:p>
          </draw:text-box>
        </draw:frame>
        <draw:frame draw:style-name="gr31" draw:layer="layout" svg:width="5.334cm" svg:height="2.384cm" svg:x="20.32cm" svg:y="11.84cm">
          <draw:text-box>
            <text:p>Connect output of “grep” to input of “wc”</text:p>
          </draw:text-box>
        </draw:frame>
        <draw:path draw:style-name="gr32" draw:text-style-name="P15" draw:layer="layout" svg:width="5.471cm" svg:height="3.114cm" draw:transform="skewX (0.00366519142918809) rotate (-0.125663706143592) translate (14.7365868673183cm 11.0467312736464cm)" svg:viewBox="0 0 5472 3115" svg:d="M0 36c1021-130 9398-69 3217 3079">
          <text:p/>
        </draw:path>
        <draw:connector draw:style-name="gr33" draw:text-style-name="P15" draw:layer="layout" draw:type="curve" draw:line-skew="1.178cm" svg:x1="4.91cm" svg:y1="10.964cm" svg:x2="12.037cm" svg:y2="8.414cm" svg:d="M4910 10964c7113 0 3550-2550 7127-2550" svg:viewBox="0 0 7128 2551">
          <text:p/>
        </draw:connector>
        <draw:connector draw:style-name="gr33" draw:text-style-name="P15" draw:layer="layout" draw:type="curve" draw:line-skew="1.54cm" svg:x1="4.695cm" svg:y1="12.061cm" svg:x2="12.037cm" svg:y2="9.463cm" svg:d="M4695 12061c7816 0 4146-2598 7342-2598" svg:viewBox="0 0 7343 2599">
          <text:p/>
        </draw:connector>
        <draw:path draw:style-name="gr34" draw:text-style-name="P15" draw:layer="layout" svg:width="1.972cm" svg:height="4.628cm" draw:transform="rotate (1.8158405537749) translate (15.2106113811223cm 10.8039122110457cm)" svg:viewBox="0 0 1973 4629" svg:d="M418 1444c-1464 7488 1374-442 1555-1444">
          <text:p/>
        </draw:path>
        <draw:frame draw:style-name="gr35" draw:layer="layout" svg:width="7.366cm" svg:height="1.673cm" svg:x="7.112cm" svg:y="17.018cm">
          <draw:text-box>
            <text:p>Connect output of “wc” to workflow output</text:p>
          </draw:text-box>
        </draw:frame>
        <draw:path draw:style-name="gr36" draw:text-style-name="P15" draw:layer="layout" svg:width="6.095cm" svg:height="0.676cm" draw:transform="rotate (-3.14159265358979) translate (13.208cm 16.6793333333333cm)" svg:viewBox="0 0 6096 677" svg:d="M0 677c3048-1524 6096 0 6096 0">
          <text:p/>
        </draw:path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uroverse_25_20branding1" presentation:presentation-page-layout-name="AL2T1">
        <draw:frame presentation:style-name="pr5" draw:layer="layout" svg:width="25.2cm" svg:height="3.505cm" svg:x="1.4cm" svg:y="0.837cm" presentation:class="title">
          <draw:text-box>
            <text:p>Thanks!</text:p>
          </draw:text-box>
        </draw:frame>
        <draw:frame presentation:style-name="pr6" draw:text-style-name="P15" draw:layer="layout" svg:width="25.2cm" svg:height="12.178cm" svg:x="1.4cm" svg:y="4.913cm" presentation:class="outline">
          <draw:text-box>
            <text:list text:style-name="L3">
              <text:list-header>
                <text:p text:style-name="P15"/>
                <text:p text:style-name="P15"/>
                <text:p text:style-name="P15">http://commonwl.org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_31_0000201000006C000000438DB98B5D6" draw:display-name="10000201000006C000000438DB98B5D6" xlink:href="Pictures/10000201000006C000000438DB98B5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overse_25_20branding1-background" style:display-name="Curoverse%20branding1-background" style:family="presentation">
      <style:graphic-properties draw:stroke="none" draw:fill="bitmap" draw:fill-color="#fffeff" draw:fill-image-name="_31_0000201000006C000000438DB98B5D6" draw:fill-image-width="100%" draw:fill-image-height="100%" style:repeat="stretch"/>
      <style:text-properties style:letter-kerning="true"/>
    </style:style>
    <style:style style:name="Curoverse_25_20branding1-backgroundobjects" style:display-name="Curoverse%20brand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overse_25_20branding1-notes" style:display-name="Curoverse%20brand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overse_25_20branding1-outline1" style:display-name="Curoverse%20branding1-outline1" style:family="presentation">
      <style:graphic-properties draw:stroke="none" draw:fill="none" draw:auto-grow-height="false" draw:fit-to-size="shrink-to-fit">
        <text:list-style style:name="Curoverse_25_20branding1-outline1" style:display-name="Curoverse%20brand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overse_25_20branding1-outline2" style:display-name="Curoverse%20branding1-outline2" style:family="presentation" style:parent-style-name="Curoverse_25_20branding1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uroverse_25_20branding1-outline3" style:display-name="Curoverse%20branding1-outline3" style:family="presentation" style:parent-style-name="Curoverse_25_20branding1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uroverse_25_20branding1-outline4" style:display-name="Curoverse%20branding1-outline4" style:family="presentation" style:parent-style-name="Curoverse_25_20branding1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uroverse_25_20branding1-outline5" style:display-name="Curoverse%20branding1-outline5" style:family="presentation" style:parent-style-name="Curoverse_25_20branding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overse_25_20branding1-outline6" style:display-name="Curoverse%20branding1-outline6" style:family="presentation" style:parent-style-name="Curoverse_25_20branding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overse_25_20branding1-outline7" style:display-name="Curoverse%20branding1-outline7" style:family="presentation" style:parent-style-name="Curoverse_25_20branding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overse_25_20branding1-outline8" style:display-name="Curoverse%20branding1-outline8" style:family="presentation" style:parent-style-name="Curoverse_25_20branding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overse_25_20branding1-outline9" style:display-name="Curoverse%20branding1-outline9" style:family="presentation" style:parent-style-name="Curoverse_25_20branding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overse_25_20branding1-subtitle" style:display-name="Curoverse%20branding1-subtitle" style:family="presentation">
      <style:graphic-properties draw:stroke="none" draw:fill="none" draw:textarea-vertical-align="middle">
        <text:list-style style:name="Curoverse_25_20branding1-subtitle" style:display-name="Curoverse%20brand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overse_25_20branding1-title" style:display-name="Curoverse%20branding1-title" style:family="presentation">
      <style:graphic-properties draw:stroke="none" draw:fill="none" draw:textarea-vertical-align="middle">
        <text:list-style style:name="Curoverse_25_20branding1-title" style:display-name="Curoverse%20brand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color="#fffeff" draw:fill-image-name="_31_0000201000006C000000438DB98B5D6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overse_25_20branding1-backgroundobjects">
      <style:graphic-properties draw:stroke="none" draw:fill="none" draw:fill-color="#ffffff" draw:auto-grow-height="false" fo:min-height="1.397cm"/>
    </style:style>
    <style:style style:name="Mpr2" style:family="presentation" style:parent-style-name="Curoverse_25_20branding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69cm" svg:x="1cm" svg:y="2.436cm"/>
      <draw:page-thumbnail draw:layer="backgroundobjects" svg:width="9.294cm" svg:height="6.969cm" svg:x="1cm" svg:y="10.484cm"/>
      <draw:page-thumbnail draw:layer="backgroundobjects" svg:width="9.294cm" svg:height="6.969cm" svg:x="1cm" svg:y="18.532cm"/>
      <draw:page-thumbnail draw:layer="backgroundobjects" svg:width="9.294cm" svg:height="6.969cm" svg:x="11.295cm" svg:y="2.436cm"/>
      <draw:page-thumbnail draw:layer="backgroundobjects" svg:width="9.294cm" svg:height="6.969cm" svg:x="11.295cm" svg:y="10.484cm"/>
      <draw:page-thumbnail draw:layer="backgroundobjects" svg:width="9.294cm" svg:height="6.969cm" svg:x="11.295cm" svg:y="18.532cm"/>
    </style:handout-master>
    <style:master-page style:name="Curoverse_25_20branding1" style:display-name="Curoverse%20branding1" style:page-layout-name="PM1" draw:style-name="Mdp1">
      <draw:frame presentation:style-name="Curoverse_25_20branding1-title" draw:layer="backgroundobjects" svg:width="25.2cm" svg:height="3.505cm" svg:x="1.4cm" svg:y="0.837cm" presentation:class="title" presentation:placeholder="true">
        <draw:text-box/>
      </draw:frame>
      <draw:frame presentation:style-name="Curoverse_25_20branding1-outline1" draw:layer="backgroundobjects" svg:width="25.2cm" svg:height="12.178cm" svg:x="1.4cm" svg:y="4.913cm" presentation:class="outline" presentation:placeholder="true">
        <draw:text-box/>
      </draw:frame>
      <draw:frame draw:style-name="Mgr3" draw:text-style-name="MP3" draw:layer="backgroundobjects" svg:width="7.62cm" svg:height="0.94cm" svg:x="0.762cm" svg:y="19.304cm">
        <draw:image xlink:href="Pictures/10000201000009C4000001375DD870BD.png" xlink:type="simple" xlink:show="embed" xlink:actuate="onLoad">
          <text:p/>
        </draw:image>
      </draw:frame>
      <presentation:notes style:page-layout-name="PM0">
        <draw:page-thumbnail presentation:style-name="Curoverse_25_20branding1-title" draw:layer="backgroundobjects" svg:width="13.968cm" svg:height="10.476cm" svg:x="3.81cm" svg:y="2.123cm" presentation:class="page"/>
        <draw:frame presentation:style-name="Curoverse_25_20branding1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uroverse branding</dc:title>
    <meta:editing-duration>PT1H4M36S</meta:editing-duration>
    <meta:editing-cycles>17</meta:editing-cycles>
    <meta:generator>LibreOffice/4.3.3.2$Linux_X86_64 LibreOffice_project/430m0$Build-2</meta:generator>
    <meta:creation-date>2015-11-13T09:52:58.820704743</meta:creation-date>
    <meta:initial-creator>Peter Amstutz</meta:initial-creator>
    <dc:date>2015-11-13T11:29:34.539990767</dc:date>
    <dc:creator>Peter Amstutz</dc:creator>
    <meta:document-statistic meta:object-count="122"/>
  </office:meta>
</office:document-meta>
</file>